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06mm"/>
    </style:style>
    <style:style style:name="co2" style:family="table-column">
      <style:table-column-properties fo:break-before="auto" style:column-width="25.1mm"/>
    </style:style>
    <style:style style:name="co3" style:family="table-column">
      <style:table-column-properties fo:break-before="auto" style:column-width="22.72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28.7mm"/>
    </style:style>
    <style:style style:name="co6" style:family="table-column">
      <style:table-column-properties fo:break-before="auto" style:column-width="15.91mm"/>
    </style:style>
    <style:style style:name="co7" style:family="table-column">
      <style:table-column-properties fo:break-before="auto" style:column-width="25.98mm"/>
    </style:style>
    <style:style style:name="co8" style:family="table-column">
      <style:table-column-properties fo:break-before="auto" style:column-width="44.1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texture_name</text:p>
          </table:table-cell>
          <table:table-cell table:style-name="ce1" office:value-type="string" calcext:value-type="string">
            <text:p>delimiter_1</text:p>
          </table:table-cell>
          <table:table-cell table:style-name="ce1" office:value-type="string" calcext:value-type="string">
            <text:p>num_res</text:p>
          </table:table-cell>
          <table:table-cell table:style-name="ce1" office:value-type="string" calcext:value-type="string">
            <text:p>num_tiles</text:p>
          </table:table-cell>
          <table:table-cell table:style-name="ce1" office:value-type="string" calcext:value-type="string">
            <text:p>placeholder</text:p>
          </table:table-cell>
          <table:table-cell table:style-name="ce1" office:value-type="string" calcext:value-type="string">
            <text:p>x-res</text:p>
          </table:table-cell>
          <table:table-cell table:style-name="ce1" office:value-type="string" calcext:value-type="string">
            <text:p>y-res</text:p>
          </table:table-cell>
          <table:table-cell table:style-name="ce1" office:value-type="string" calcext:value-type="string">
            <text:p>delimiter_2</text:p>
          </table:table-cell>
          <table:table-cell table:style-name="ce1" office:value-type="string" calcext:value-type="string">
            <text:p>expected_num_TGAs</text:p>
          </table:table-cell>
        </table:table-row>
        <table:table-row table:style-name="ro1">
          <table:table-cell office:value-type="string" calcext:value-type="string">
            <text:p>sfx_fire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2]*[.D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fx_fire2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3]*[.D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fx_fire3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4]*[.D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fx_smoketrail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5]*[.D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lash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6]*[.D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fx_smoketrail2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7]*[.D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fx_muzzle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8]*[.D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d_lighthouse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]*[.D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d_colosseum_0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]*[.D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d_eiffeltower_09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]*[.D1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d_ishtargate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2]*[.D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d_library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]*[.D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d_towncenter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]*[.D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ckcommandconfirmation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]*[.D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antimattersparks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]*[.D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infernoball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]*[.D1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plasma_00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8]*[.D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pulsecannon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9]*[.D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resonator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0]*[.D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timewarppulse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1]*[.D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timewarptwinkle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2]*[.D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fx_bloodspray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23]*[.D2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clam1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24]*[.D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b_iceberg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5]*[.D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airfield_10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6]*[.D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airfield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]*[.D2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bluemosque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]*[.D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granary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9]*[.D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granary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0]*[.D3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granary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1]*[.D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granary_08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2]*[.D3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spital_11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]*[.D3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1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4]*[.D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5]*[.D3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6]*[.D3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7]*[.D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8]*[.D3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9]*[.D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7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40]*[.D4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8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41]*[.D4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09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42]*[.D4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house_11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43]*[.D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missilebase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44]*[.D4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mosque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45]*[.D4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orthodoxchurch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46]*[.D4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pillbox_10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47]*[.D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sp_castle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48]*[.D4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thebabylontower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49]*[.D4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thetempleofzeus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50]*[.D5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towncenter_0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51]*[.D5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towncenter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52]*[.D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towncenter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53]*[.D5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towncenter_08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54]*[.D5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towncenter_10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55]*[.D5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towncenter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56]*[.D5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d_wonder16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57]*[.D5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x_sparks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58]*[.D5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_attackgroun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]*[.D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border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]*[.D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border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]*[.D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circlein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]*[.D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circlein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]*[.D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circleout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]*[.D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circleout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]*[.D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conv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]*[.D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deepwedge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]*[.D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deepwedge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]*[.D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erectwond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]*[.D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explo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]*[.D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he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]*[.D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infiniteatomic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]*[.D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infinitebomb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]*[.D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infinitefight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]*[.D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lock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]*[.D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long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]*[.D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long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]*[.D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loose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]*[.D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loose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]*[.D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patro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]*[.D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populat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]*[.D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rallypoi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]*[.D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repai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]*[.D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replantfarm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]*[.D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sent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]*[.D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shallowwedge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]*[.D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shallowwedge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7]*[.D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short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8]*[.D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short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9]*[.D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staggered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0]*[.D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staggered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1]*[.D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sto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2]*[.D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timedatomic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3]*[.D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timedbomb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4]*[.D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timedfight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5]*[.D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timedrallypoi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]*[.D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unloadtranspo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7]*[.D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_unlock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8]*[.D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essive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]*[.D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essive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0]*[.D1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a1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1]*[.D1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albatros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2]*[.D1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antisub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3]*[.D1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antisubhelicopt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4]*[.D1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apach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5]*[.D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b17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6]*[.D1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b2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7]*[.D1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b29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8]*[.D1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b52bomb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]*[.D1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ballo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]*[.D1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bomb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]*[.D1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c47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]*[.D1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chinoo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]*[.D1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corsai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]*[.D1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-86sab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5]*[.D1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117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6]*[.D1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14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7]*[.D1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15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8]*[.D1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66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9]*[.D1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ighterone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0]*[.D1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ighteron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1]*[.D1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ightertwo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2]*[.D1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ightertwo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3]*[.D1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okk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4]*[.D1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fw19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5]*[.D1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goth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6]*[.D1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he11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7]*[.D1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helicopt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8]*[.D1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helicoptermgun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9]*[.D1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infotransport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0]*[.D1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me109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1]*[.D1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me11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2]*[.D1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me26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3]*[.D1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mghelicopt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4]*[.D1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nanobomb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5]*[.D1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observationballo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6]*[.D1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p38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7]*[.D1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p5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8]*[.D1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redbar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9]*[.D1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shootingstarf8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0]*[.D1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sopwit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1]*[.D1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sopwithtripla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2]*[.D1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spitfi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3]*[.D1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transpor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4]*[.D1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typho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5]*[.D1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_uf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6]*[.D1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unitbitma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7]*[.D1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unitshadowbitma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8]*[.D1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acacia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9]*[.D1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alo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0]*[.D1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apple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1]*[.D1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artifac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]*[.D1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bambo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3]*[.D1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bu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4]*[.D1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acti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5]*[.D1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actus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6]*[.D1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actusprickly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7]*[.D1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actusround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8]*[.D1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actustal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9]*[.D1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attail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0]*[.D1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liff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61]*[.D1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omputer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2]*[.D1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oralfa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3]*[.D1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ottonwood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4]*[.D1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ottonwood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5]*[.D1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owskul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]*[.D1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crabgras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]*[.D1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daffodil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8]*[.D1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daisi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9]*[.D1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deadtre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0]*[.D1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de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1]*[.D1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dinobone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2]*[.D1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dolphin_00t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3]*[.D17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b_eagl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4]*[.D1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earthquak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5]*[.D1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elephant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6]*[.D1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ern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7]*[.D1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ernpatch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]*[.D1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ir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9]*[.D1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ishie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0]*[.D1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lag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]*[.D1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lie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2]*[.D1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low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3]*[.D1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low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]*[.D1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lowe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]*[.D1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l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6]*[.D1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foundatio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7]*[.D1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giantclam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8]*[.D1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giraff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9]*[.D1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goldre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90]*[.D1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hippo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91]*[.D1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hors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92]*[.D1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hotspring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93]*[.D1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hurrican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94]*[.D1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iceformationon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95]*[.D1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lilypads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96]*[.D1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lilypads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97]*[.D1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lilypads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98]*[.D1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lilypads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99]*[.D1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lilypads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00]*[.D2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log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01]*[.D2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map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02]*[.D2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ostrich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03]*[.D2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palm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04]*[.D2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palm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05]*[.D2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palm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06]*[.D2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pathpoint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207]*[.D2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portablecomput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08]*[.D2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ram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09]*[.D2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rat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10]*[.D2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road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11]*[.D2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rocks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12]*[.D2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ros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13]*[.D2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rubble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14]*[.D2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ruin1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15]*[.D2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grass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16]*[.D2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grass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17]*[.D2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grass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18]*[.D2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stalk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19]*[.D2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stalk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20]*[.D2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stalk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21]*[.D2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weed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22]*[.D2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weed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23]*[.D2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weed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24]*[.D2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weed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25]*[.D2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eaweed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26]*[.D2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hark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27]*[.D2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hipwreck1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28]*[.D2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hipwreck1b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29]*[.D2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hipwreck1c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30]*[.D2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pruc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31]*[.D2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affca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32]*[.D2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arfish01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233]*[.D2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arfish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34]*[.D2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atuehorseman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35]*[.D2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atuenik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36]*[.D2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eel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37]*[.D2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onere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38]*[.D2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on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39]*[.D2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reetlamp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40]*[.D2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streetlamp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41]*[.D2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tallgras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42]*[.D2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te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43]*[.D2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thistl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44]*[.D2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tig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45]*[.D2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tumblewe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46]*[.D2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veggie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47]*[.D2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violet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48]*[.D2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violets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49]*[.D2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walru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50]*[.D2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waterplant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51]*[.D2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waypoint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252]*[.D2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whitewolf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53]*[.D2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winterspruc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54]*[.D2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_wolf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55]*[.D2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eaeffec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256]*[.D2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hal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57]*[.D2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hal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58]*[.D2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hal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59]*[.D2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halt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60]*[.D2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61]*[.D2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262]*[.D2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ackedmu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63]*[.D2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ackedmu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64]*[.D2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ackedmu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65]*[.D2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ackedmud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66]*[.D2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advmechfac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67]*[.D2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archer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68]*[.D2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archery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69]*[.D2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archery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0]*[.D2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asianhous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1]*[.D2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asianpagoda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2]*[.D2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atomicwallset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3]*[.D2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arrack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4]*[.D2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arracks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5]*[.D2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arracks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6]*[.D2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arracks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7]*[.D2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arrack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8]*[.D2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arrack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79]*[.D2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arrack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0]*[.D2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arrack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1]*[.D2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rbwi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2]*[.D2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ronzewallset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3]*[.D2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uckinghampalac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4]*[.D2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uckinghamwn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5]*[.D2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buckinghamwng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6]*[.D2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computer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287]*[.D2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dock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8]*[.D2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dock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89]*[.D2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dock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0]*[.D2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dock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1]*[.D2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do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2]*[.D2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dock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3]*[.D2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farm1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4]*[.D2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fortress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5]*[.D2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fortres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6]*[.D2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fortres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7]*[.D2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fortres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8]*[.D2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fortres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299]*[.D2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fortres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0]*[.D3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gates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1]*[.D3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gat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2]*[.D3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gate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3]*[.D3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gate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4]*[.D3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gate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5]*[.D3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goldenbuddah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6]*[.D3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granary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07]*[.D3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hospital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8]*[.D3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hospit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09]*[.D3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hospita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10]*[.D3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hospital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11]*[.D3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hospita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12]*[.D3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hou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13]*[.D3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hous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14]*[.D3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imperialwallset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15]*[.D3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lighthou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16]*[.D3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mechfactory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17]*[.D3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middlewallset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18]*[.D3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min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19]*[.D3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missileba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0]*[.D3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nanowallset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1]*[.D3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nava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2]*[.D3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navalyard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3]*[.D3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radardis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4]*[.D3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caffolding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5]*[.D3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caffolding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6]*[.D3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caffolding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7]*[.D3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ettlement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8]*[.D3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ettlement_10a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29]*[.D3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ettleme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0]*[.D3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ieg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1]*[.D3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ieg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2]*[.D3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ieg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3]*[.D3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iege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4]*[.D3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tabl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5]*[.D3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tabl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6]*[.D3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tabl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7]*[.D3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stonewallsets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38]*[.D3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ankbarrier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39]*[.D3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ankfacto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0]*[.D3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ankfactory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1]*[.D3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emple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2]*[.D3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empl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3]*[.D3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empl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4]*[.D3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empl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5]*[.D3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empl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6]*[.D3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ow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7]*[.D3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oweroflondo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8]*[.D3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towncent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49]*[.D3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universit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50]*[.D3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universit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51]*[.D3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university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52]*[.D3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universit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53]*[.D3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_university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354]*[.D3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 icon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355]*[.D3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 icon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356]*[.D3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0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57]*[.D3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58]*[.D3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10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59]*[.D3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1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0]*[.D3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1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1]*[.D3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1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2]*[.D3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3]*[.D3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4]*[.D3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4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5]*[.D3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5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6]*[.D3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6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7]*[.D3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7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8]*[.D3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8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69]*[.D3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_9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70]*[.D3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ck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71]*[.D3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ck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72]*[.D3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ck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73]*[.D3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ck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374]*[.D3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120m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75]*[.D3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120mm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76]*[.D3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57m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77]*[.D3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1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78]*[.D3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10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79]*[.D3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7v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0]*[.D3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agu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1]*[.D3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chill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2]*[.D3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chilli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3]*[.D3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ircraft carrier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4]*[.D3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ircraft carrier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5]*[.D3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ircraft carrier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6]*[.D3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irpo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7]*[.D3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lbatros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8]*[.D3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lexanderthegrea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89]*[.D3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lexanderthegreat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0]*[.D3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malgamation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1]*[.D3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ncestorworship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2]*[.D3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nesthesia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3]*[.D3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ntiaging pill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4]*[.D3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pach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5]*[.D3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pachem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6]*[.D3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poll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7]*[.D3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pollo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8]*[.D3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pollo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399]*[.D3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rchery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0]*[.D40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ari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1]*[.D4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ri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2]*[.D4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rquebus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3]*[.D4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rtille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4]*[.D4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rtillery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5]*[.D4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shigaruarqueba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6]*[.D4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sianhous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7]*[.D4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sianpagod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8]*[.D4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strology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09]*[.D4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tom manipulation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0]*[.D4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ttack sub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1]*[.D4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ttack sub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2]*[.D4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ttack sub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3]*[.D4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ttack sub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4]*[.D4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attack subupgrade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5]*[.D4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17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6]*[.D4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17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7]*[.D4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8]*[.D4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29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19]*[.D4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2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0]*[.D4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5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1]*[.D4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52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2]*[.D4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bylontow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3]*[.D4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llista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4]*[.D4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llista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5]*[.D4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rbarian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6]*[.D4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rrack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7]*[.D4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sic oxygen furnac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8]*[.D4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silisk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29]*[.D4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ttlec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0]*[.D4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zook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1]*[.D4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azooka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2]*[.D4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ismarck battleship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3]*[.D4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ismarck battleshipupgrad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4]*[.D4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lackprinc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5]*[.D4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lackrob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6]*[.D4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lackrobeoffic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7]*[.D4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ombard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8]*[.D4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omb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39]*[.D4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ord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0]*[.D4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resde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1]*[.D4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ritish infant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2]*[.D4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ronze battleshipupgrade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3]*[.D4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ronze frigateupgrade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4]*[.D4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ronzecann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5]*[.D4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ronzecannon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6]*[.D4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ronzecav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7]*[.D4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uckinghampalac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8]*[.D4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uilding codes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49]*[.D4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ullseye lantern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0]*[.D4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byzantine frigateupgrade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1]*[.D4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47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2]*[.D4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ancel input 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3]*[.D4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ancel inpu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4]*[.D4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apitol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5]*[.D45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cargotru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6]*[.D4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ataphract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7]*[.D4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ataphractupgrad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8]*[.D4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atapul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59]*[.D4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avalryarch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0]*[.D4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avalryarcher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1]*[.D4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easa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2]*[.D4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easar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3]*[.D4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enturia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4]*[.D4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enturia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5]*[.D4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enturia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6]*[.D4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eremonial burial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7]*[.D4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ariotarch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8]*[.D4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arlemagn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69]*[.D4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arlemagneupgrad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0]*[.D4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emical drugs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1]*[.D4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ild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2]*[.D4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il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3]*[.D4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il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4]*[.D4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ild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5]*[.D4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hineseinfantry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6]*[.D4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itize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7]*[.D4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8]*[.D4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79]*[.D4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0]*[.D4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lubma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1]*[.D4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ffer dam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2]*[.D4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lliseum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3]*[.D4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mmercial law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4]*[.D4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mpanioncav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5]*[.D4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mparitive anatomy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6]*[.D4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mpositearcher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7]*[.D4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mpositearcherupgrad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8]*[.D4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mput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89]*[.D4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orsai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0]*[.D4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rossbow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1]*[.D4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ruiser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2]*[.D4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ruiser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3]*[.D4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ruiser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4]*[.D4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rusades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5]*[.D4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ulverin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6]*[.D4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ybernetics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7]*[.D4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yclop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8]*[.D4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yclop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499]*[.D4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cyclops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0]*[.D5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digital library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1]*[.D5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doughbo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2]*[.D5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dragoongu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3]*[.D5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dragoongun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4]*[.D5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dreadnought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5]*[.D5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dreadnought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6]*[.D5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lci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7]*[.D5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lephantarch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8]*[.D5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liteguard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09]*[.D5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lizabeth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0]*[.D5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lizabeth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1]*[.D5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ngine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2]*[.D5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nvironmental laws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3]*[.D5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4]*[.D5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5]*[.D5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6]*[.D5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7]*[.D5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8]*[.D5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19]*[.D5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0]*[.D5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1]*[.D5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2]*[.D5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3]*[.D5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4]*[.D5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5]*[.D5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poch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6]*[.D5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excommunication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7]*[.D5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14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8]*[.D5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14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29]*[.D5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15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0]*[.D5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15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1]*[.D5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66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2]*[.D5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66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3]*[.D5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80shootingsta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4]*[.D5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86sab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5]*[.D5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amin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6]*[.D5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emcitize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7]*[.D5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em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8]*[.D5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em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39]*[.D5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em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0]*[.D5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em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1]*[.D5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ishing boat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2]*[.D5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ishing boat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3]*[.D5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ishing boat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4]*[.D5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ishing boat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5]*[.D5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ishing boatupgrade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6]*[.D5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ishing boat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7]*[.D5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ishing boatupgrad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8]*[.D5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ishing boat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49]*[.D5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lamethrowercamo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0]*[.D5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li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1]*[.D5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okk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2]*[.D5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rench grenadi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3]*[.D5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rigate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4]*[.D5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rigateupgrade_ 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5]*[.D5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rigateupgrade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6]*[.D5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uri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7]*[.D5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uri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8]*[.D5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uture medic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59]*[.D5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fw19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0]*[.D5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onupgrade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1]*[.D5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2]*[.D5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3]*[.D5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4]*[.D5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5]*[.D5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upgrade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6]*[.D5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upgrade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7]*[.D5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upgrade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8]*[.D5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69]*[.D5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lleyupgrad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0]*[.D5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ate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1]*[.D57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germaninfant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2]*[.D5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ilgamesh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3]*[.D5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ladiato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4]*[.D5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ladiator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5]*[.D5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olden hind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6]*[.D5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oodhope frigat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7]*[.D5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oodhope frigate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8]*[.D5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oth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79]*[.D5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ranary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0]*[.D58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grenadelaunch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1]*[.D5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rigo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2]*[.D5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grigor2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3]*[.D5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d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4]*[.D5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d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5]*[.D5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fts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6]*[.D5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lberdi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7]*[.D5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lberdier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8]*[.D5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lftra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89]*[.D5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mmer drilling rig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0]*[.D5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nnib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1]*[.D5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nnibal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2]*[.D5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rdened chise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3]*[.D5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auptmanndur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4]*[.D5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11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5]*[.D5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111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6]*[.D5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cto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7]*[.D5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lichinoo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8]*[.D5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licopter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599]*[.D5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lipegesu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0]*[.D6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lipegesus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1]*[.D6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lispectr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2]*[.D6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nryv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3]*[.D6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nryvupgrad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4]*[.D6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rbal medicines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5]*[.D6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ercule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6]*[.D6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ippocratic oath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7]*[.D6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orselesswillia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8]*[.D6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ospit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09]*[.D6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ous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0]*[.D6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ousecarl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1]*[.D6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overcraft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2]*[.D6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overtank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3]*[.D6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ydroponics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4]*[.D6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yperio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5]*[.D6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yperion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6]*[.D6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hyperion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7]*[.D6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mperial battleship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8]*[.D6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mperial frigate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19]*[.D6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mperial transport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0]*[.D6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mperialcuirassier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1]*[.D6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mperialcuirassier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2]*[.D6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ncanwarrio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3]*[.D6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nfoheroon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4]*[.D6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nfoheroone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5]*[.D6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nfoherotw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6]*[.D6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nfoherotwo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7]*[.D6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sabela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8]*[.D6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isabela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29]*[.D6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jackal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0]*[.D6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jackal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1]*[.D6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javeli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2]*[.D6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jest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3]*[.D6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knigh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4]*[.D6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knight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5]*[.D6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ancergun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6]*[.D6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asertroop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7]*[.D6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asertroope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8]*[.D6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aw schools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39]*[.D6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eopard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0]*[.D6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eopard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1]*[.D6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eviathon battleship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2]*[.D6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eviathon battleship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3]*[.D6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ibraryofalexandri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4]*[.D6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oggu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5]*[.D6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ongbow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6]*[.D6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ongbow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7]*[.D6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ongswordsma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8]*[.D6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longswordsman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49]*[.D6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0]*[.D6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1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1]*[.D6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acarthu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2]*[.D6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acema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3]*[.D6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acemanupgrad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4]*[.D6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anfredvonrichtof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5]*[.D6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anfredvonrichtofe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6]*[.D6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ar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7]*[.D6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arine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8]*[.D6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109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59]*[.D6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109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0]*[.D6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11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1]*[.D6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26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2]*[.D6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262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3]*[.D6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ch factory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4]*[.D66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mech laborato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5]*[.D6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dic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6]*[.D6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dic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7]*[.D6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gaartillery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8]*[.D6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gaartilleryupgrad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69]*[.D6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etal casting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0]*[.D6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ddle age battleshipupgrade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1]*[.D6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ddle age frigateupgrade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2]*[.D6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ddle ages catapult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3]*[.D6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g15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4]*[.D6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notau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5]*[.D6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notaur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6]*[.D6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notaur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7]*[.D6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ssilebaseatomic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8]*[.D6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ssilebasenan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79]*[.D6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issletroop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0]*[.D6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kv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1]*[.D6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notheism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2]*[.D6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orishcav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3]*[.D6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orishinfantry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4]*[.D6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rtar infant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5]*[.D6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rta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6]*[.D6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rta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7]*[.D6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rtar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8]*[.D6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rta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89]*[.D6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squ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0]*[.D6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otorized ambulanc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1]*[.D6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ri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2]*[.D6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uskete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3]*[.D6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usketeer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4]*[.D6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ysticism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5]*[.D6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mythology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6]*[.D6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noatomicbomb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7]*[.D6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noatomicbombe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8]*[.D6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noheroon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699]*[.D6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noheroone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0]*[.D7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noherotwo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1]*[.D7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noherotwo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2]*[.D7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notank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3]*[.D7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pole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4]*[.D7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poleon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5]*[.D7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aval yard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6]*[.D70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nebula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7]*[.D7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uc sub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8]*[.D7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uc sub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09]*[.D7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uc subupgrad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0]*[.D7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nuonhowitz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1]*[.D7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bservationballo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2]*[.D7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bservationballo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3]*[.D7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bservationballoo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4]*[.D7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ccultism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5]*[.D7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illamp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6]*[.D7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livercromwell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7]*[.D7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livercromwell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8]*[.D7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rthopedics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19]*[.D7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tto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0]*[.D7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otto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1]*[.D7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38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2]*[.D7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5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3]*[.D7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51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4]*[.D7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anz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5]*[.D7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anzer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6]*[.D7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artisan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7]*[.D7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asteurization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8]*[.D7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att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29]*[.D7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atto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0]*[.D7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ericl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1]*[.D7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ershin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2]*[.D7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ershing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3]*[.D7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ersiancav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4]*[.D7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ersianimmortal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5]*[.D7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halanx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6]*[.D7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harmacy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7]*[.D7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heonix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8]*[.D7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heonix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39]*[.D7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illbox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0]*[.D7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ilum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1]*[.D7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ilumupgrad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2]*[.D7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olear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3]*[.D7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olearm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4]*[.D7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op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5]*[.D7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osiedo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6]*[.D7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osiedon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7]*[.D7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ies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8]*[.D7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ies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49]*[.D7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ies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0]*[.D7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ies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1]*[.D7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iest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2]*[.D7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inting press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3]*[.D7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ophecy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4]*[.D7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ophe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5]*[.D7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ophe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6]*[.D7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rophe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7]*[.D7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pulley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8]*[.D7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adardi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59]*[.D7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adioservices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0]*[.D7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a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1]*[.D7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a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2]*[.D7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am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3]*[.D7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eaper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4]*[.D7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edbar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5]*[.D7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eformation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6]*[.D7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eligious toleranc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7]*[.D7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eligiousresurgence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8]*[.D7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ichar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69]*[.D7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ichard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0]*[.D7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ockthrow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1]*[.D7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oman legionnai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2]*[.D7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omme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3]*[.D7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ommel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4]*[.D7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oyal battleshipupgrad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5]*[.D7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oyal frigateupgrad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6]*[.D7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oyalcuirassier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7]*[.D7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russianspy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8]*[.D7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amurai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79]*[.D7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argo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0]*[.D7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cientific method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1]*[.D7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cuba repairs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2]*[.D7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eakin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3]*[.D7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eaking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4]*[.D7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elf sufficiency movement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5]*[.D7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entine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6]*[.D7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erpentin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7]*[.D7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erpentine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8]*[.D7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ettlemen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89]*[.D78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shamanism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0]*[.D7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harpshoot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1]*[.D7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harpshoot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2]*[.D7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harpshooter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3]*[.D7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herma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4]*[.D7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herma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5]*[.D7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hortswor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6]*[.D7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hortsword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7]*[.D7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iege workshop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8]*[.D79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siegehowitz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799]*[.D7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ieget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0]*[.D8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iegetow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1]*[.D8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iegetower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2]*[.D8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implearche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3]*[.D8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implearcherupgrad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4]*[.D8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kywatch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5]*[.D8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kywatche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6]*[.D8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ling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7]*[.D8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opwit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8]*[.D8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opwithtripla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09]*[.D8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panishcav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0]*[.D8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panishpikeman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1]*[.D8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pearma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2]*[.D8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pitfi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3]*[.D8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pitfire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4]*[.D8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able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5]*[.D8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staffca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6]*[.D8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ealt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7]*[.D8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ealth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8]*[.D8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eam engin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19]*[.D8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ing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0]*[.D8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one age war raft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1]*[.D8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onethr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2]*[.D8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reetlamp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3]*[.D8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streetlamp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4]*[.D8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alo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5]*[.D8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alon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6]*[.D8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ank facto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7]*[.D8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ariq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8]*[.D8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arot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29]*[.D8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empest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0]*[.D8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empest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1]*[.D8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emple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2]*[.D83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templeofzeu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3]*[.D8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e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4]*[.D8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ho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5]*[.D8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ho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6]*[.D8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imemachin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7]*[.D8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ower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8]*[.D83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town center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39]*[.D83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transport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0]*[.D8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ansport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1]*[.D8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ansport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2]*[.D8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ansport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3]*[.D8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ansportupgrade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4]*[.D8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ansportupgrade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5]*[.D8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ansport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6]*[.D8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ansport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7]*[.D8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ebuche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8]*[.D8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ebuchet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49]*[.D8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rojanhors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0]*[.D8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typho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1]*[.D8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uf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2]*[.D8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universit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3]*[.D8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upgrade wall and tow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4]*[.D8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vaccinations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5]*[.D8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viking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6]*[.D8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virtualservices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7]*[.D8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vitamins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8]*[.D8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volcan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59]*[.D8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all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0]*[.D86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_warrington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1]*[.D8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arringtonupgrad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2]*[.D8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ealthy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3]*[.D8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ealthy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4]*[.D8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ealthy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5]*[.D8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ealthy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6]*[.D8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ellingt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7]*[.D8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illia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8]*[.D8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illiam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69]*[.D8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windlass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70]*[.D8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zu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71]*[.D8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_zu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72]*[.D8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on_arctic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73]*[.D8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on_des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74]*[.D8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on_navalmin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75]*[.D8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on_streetlam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876]*[.D8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77]*[.D8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78]*[.D8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79]*[.D8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0]*[.D8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1]*[.D8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2]*[.D8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3]*[.D8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4]*[.D8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5]*[.D8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6]*[.D8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7]*[.D8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d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88]*[.D8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cleareaeffect.sst</text:p>
          </table:table-cell>
          <table:table-cell office:value-type="string" calcext:value-type="string">
            <text:p>b'\x00'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889]*[.D88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v buttons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0]*[.D8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 buttons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1]*[.D8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2]*[.D8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3]*[.D8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4]*[.D8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5]*[.D8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6]*[.D8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7]*[.D8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8]*[.D8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899]*[.D8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00]*[.D9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01]*[.D9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02]*[.D9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vbuilder_back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03]*[.D9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04]*[.D9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05]*[.D9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06]*[.D9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07]*[.D9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08]*[.D9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09]*[.D9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0]*[.D9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1]*[.D9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2]*[.D9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3]*[.D9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1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4]*[.D9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5]*[.D9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6]*[.D9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7]*[.D9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8]*[.D9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wint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19]*[.D9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wint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20]*[.D9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wint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21]*[.D9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winter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22]*[.D9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winter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23]*[.D9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winter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24]*[.D9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winter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25]*[.D9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ffwinter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26]*[.D9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927]*[.D9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end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28]*[.D9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end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29]*[.D9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1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0]*[.D9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1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1]*[.D9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1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2]*[.D9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1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3]*[.D9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1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4]*[.D9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1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5]*[.D9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1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6]*[.D9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1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7]*[.D9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8]*[.D9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39]*[.D9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0]*[.D9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1]*[.D9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2]*[.D9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3]*[.D9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4]*[.D9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5]*[.D9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6]*[.D9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7]*[.D9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8]*[.D9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2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49]*[.D9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0]*[.D9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1]*[.D9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2]*[.D9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3]*[.D9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4]*[.D9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5]*[.D9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6]*[.D9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7]*[.D9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8]*[.D9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59]*[.D9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60]*[.D9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 outro3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61]*[.D9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alpha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2]*[.D9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alpha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3]*[.D9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alpha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4]*[.D9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gras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5]*[.D9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gras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6]*[.D9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gras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7]*[.D9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wat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8]*[.D9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wat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69]*[.D9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_wat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70]*[.D9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71]*[.D9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beach_ambiant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72]*[.D9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h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973]*[.D9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lar_bil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974]*[.D9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tedlin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975]*[.D9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ba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976]*[.D9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backgroun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77]*[.D9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backgroun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78]*[.D9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backgroun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79]*[.D9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background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80]*[.D9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background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81]*[.D9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background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82]*[.D9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genericback_gol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83]*[.D9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genericbac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84]*[.D9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genericbutton_gol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85]*[.D9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genericbutto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86]*[.D9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genericbutton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87]*[.D9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988]*[.D9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_deep_wedg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89]*[.D98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deep_wedg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0]*[.D9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inward_circl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1]*[.D99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inward_circl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2]*[.D99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long_lin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3]*[.D99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long_lin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4]*[.D99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loose_lin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5]*[.D99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loose_lin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6]*[.D99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outward_circl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7]*[.D99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outward_circl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8]*[.D998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shallow_wedg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999]*[.D99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shallow_wedg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00]*[.D100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short_lin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01]*[.D100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short_lin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02]*[.D100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staggered_lin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03]*[.D100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_staggered_lin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04]*[.D100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rm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05]*[.D10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less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06]*[.D10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less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07]*[.D10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g_airpor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08]*[.D10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g_building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09]*[.D10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10]*[.D10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11]*[.D10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3dexplosion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12]*[.D10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ntimatterlightning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13]*[.D10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ntimatterstorm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14]*[.D10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reaattack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15]*[.D10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reacalamity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16]*[.D10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reacoversion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17]*[.D10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reaheal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18]*[.D10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reamorale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19]*[.D10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rrow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20]*[.D10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ballistabol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21]*[.D10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bomb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22]*[.D10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annonbal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23]*[.D10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annonball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24]*[.D10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loudtextu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25]*[.D10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exhaust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1026]*[.D10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flame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1027]*[.D10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flat_dummy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'\x00'</text:p>
          </table:table-cell>
          <table:table-cell table:formula="of:=[.C1028]*[.D10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infernoimpac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29]*[.D10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infernotrac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30]*[.D10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las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31]*[.D10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laserblu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32]*[.D10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lasergreen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33]*[.D10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laserred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34]*[.D10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lightning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35]*[.D10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mechpriesthealing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36]*[.D10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missil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37]*[.D10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missi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38]*[.D10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miss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39]*[.D10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mora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1040]*[.D10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muzzlesmok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1041]*[.D10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nanoviru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42]*[.D10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nanovirustrac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43]*[.D10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new las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44]*[.D10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new las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45]*[.D10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pulse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46]*[.D10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pulse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47]*[.D10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pulseimpac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48]*[.D10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pulseuniteffec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49]*[.D10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shel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50]*[.D10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shieldbattery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51]*[.D10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shieldtrac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52]*[.D10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smok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1053]*[.D10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ston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54]*[.D10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ston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55]*[.D10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tankshel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56]*[.D10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teleportsquareglow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57]*[.D10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timewarp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58]*[.D10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trac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059]*[.D10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0]*[.D10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1]*[.D10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2]*[.D10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3]*[.D10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4]*[.D10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5]*[.D10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6]*[.D10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7]*[.D10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8]*[.D10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69]*[.D10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0]*[.D10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ettings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1]*[.D10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tool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2]*[.D10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tool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3]*[.D10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tool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4]*[.D10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tool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5]*[.D10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tools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6]*[.D10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tools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7]*[.D10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tools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8]*[.D10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tools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79]*[.D10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death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80]*[.D10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but_bridg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81]*[.D10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 star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082]*[.D108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ssland_ambiant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83]*[.D10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sspatch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84]*[.D10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85]*[.D10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086]*[.D10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120mma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87]*[.D10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2manartille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088]*[.D10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80mma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89]*[.D10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aagun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0]*[.D10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aahalftra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1]*[.D10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aaskywatch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2]*[.D10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aatank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3]*[.D10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apoll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4]*[.D10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apollo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5]*[.D10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ari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6]*[.D10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artille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7]*[.D10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ballista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8]*[.D10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bronz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099]*[.D10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catapul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0]*[.D11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culvern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1]*[.D11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cyclop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2]*[.D11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cyclop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3]*[.D11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furi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4]*[.D11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furi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5]*[.D1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grigor2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06]*[.D11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had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7]*[.D11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hovercraft1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08]*[.D11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howitz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09]*[.D11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infosiege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0]*[.D11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iron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1]*[.D11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leopardtank_10c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2]*[.D11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m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3]*[.D11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megaartillery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4]*[.D11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minotau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5]*[.D11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minotaur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6]*[.D11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mor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7]*[.D11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mor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8]*[.D11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morta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19]*[.D11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nanoa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0]*[.D11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nuk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1]*[.D11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nuk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2]*[.D11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panz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3]*[.D11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poseide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4]*[.D11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ra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5]*[.D11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sherma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6]*[.D11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siegecann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7]*[.D11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siegeram_04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8]*[.D112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n_sieget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29]*[.D11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siegetow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0]*[.D11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stonethrower_03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1]*[.D113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n_stur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2]*[.D11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tank_12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3]*[.D113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n_tankone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4]*[.D11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tanktwo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5]*[.D11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tempest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6]*[.D11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tempest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7]*[.D11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thorat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8]*[.D11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trebuche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39]*[.D11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trucktranspor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0]*[.D11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ww1tan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1]*[.D11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zeu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2]*[.D11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_zeu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3]*[.D11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ass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44]*[.D11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ass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45]*[.D11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6]*[.D11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7]*[.D11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8]*[.D11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49]*[.D11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1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0]*[.D11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1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1]*[.D11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2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2]*[.D11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2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3]*[.D11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3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4]*[.D11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3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5]*[.D11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4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6]*[.D11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4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7]*[.D11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5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8]*[.D11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amebackground_05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59]*[.D11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back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60]*[.D11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back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61]*[.D11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back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62]*[.D11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back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63]*[.D11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back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64]*[.D11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back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65]*[.D11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back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66]*[.D11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back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167]*[.D11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h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68]*[.D11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h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69]*[.D11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h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70]*[.D11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h_gras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71]*[.D11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h_gras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72]*[.D11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h_gras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73]*[.D11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74]*[.D11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2manmachinegu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75]*[.D11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achill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76]*[.D11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alexand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77]*[.D11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arquebus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78]*[.D11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ashigaruarquebu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79]*[.D11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atinf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80]*[.D11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bazook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81]*[.D11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blackprinc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82]*[.D11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blackrobeoffic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83]*[.D11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bresd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84]*[.D11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britishinfantr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85]*[.D11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bronzecaval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86]*[.D11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aesar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87]*[.D11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aninescout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88]*[.D11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avarch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89]*[.D11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hario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90]*[.D11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harlemagn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91]*[.D11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hild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92]*[.D11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hild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93]*[.D11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hild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94]*[.D11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hild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95]*[.D11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hinesepik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96]*[.D11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197]*[.D11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98]*[.D11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199]*[.D11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00]*[.D12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01]*[.D12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build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02]*[.D12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build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03]*[.D12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buil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04]*[.D12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buil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05]*[.D12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build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06]*[.D12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arry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07]*[.D12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arry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08]*[.D12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ar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09]*[.D12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arry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0]*[.D12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ar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1]*[.D12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hop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12]*[.D12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hop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3]*[.D12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hop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4]*[.D12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hop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5]*[.D12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chop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6]*[.D12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farm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7]*[.D12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far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8]*[.D12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far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19]*[.D12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far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0]*[.D12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hunt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21]*[.D12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hun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2]*[.D12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hun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3]*[.D12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hun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4]*[.D12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hu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5]*[.D12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mine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6]*[.D12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min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7]*[.D12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min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8]*[.D12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itizenm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29]*[.D12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lubma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30]*[.D12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ompanioncaval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31]*[.D12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ompanioncaval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32]*[.D12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ompanioncavla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33]*[.D12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ompositebow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34]*[.D12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romwell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35]*[.D12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rossbow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36]*[.D12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uirassier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37]*[.D12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cuirassier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38]*[.D12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darkinquisito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39]*[.D12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doughboy_10a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40]*[.D12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elci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41]*[.D12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elephan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42]*[.D12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elephantarcher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43]*[.D12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elizabeth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44]*[.D12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elvi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45]*[.D12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engine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46]*[.D12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47]*[.D12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48]*[.D12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49]*[.D12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50]*[.D12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51]*[.D12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build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52]*[.D12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build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53]*[.D12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buil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54]*[.D12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buil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55]*[.D12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build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56]*[.D12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arry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57]*[.D12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arry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58]*[.D12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ar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59]*[.D12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arry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0]*[.D12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ar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1]*[.D12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hop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62]*[.D12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hop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3]*[.D12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hop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4]*[.D12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hop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5]*[.D12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chop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6]*[.D12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farm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7]*[.D12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far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8]*[.D12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far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69]*[.D12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far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0]*[.D12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hunt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71]*[.D12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hun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2]*[.D12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hun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3]*[.D12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hun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4]*[.D12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hu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5]*[.D12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min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6]*[.D12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min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7]*[.D12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emcitizenm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8]*[.D12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ieldmedic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79]*[.D12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ieldmedic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0]*[.D12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ieldmedic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1]*[.D12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lamethrow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2]*[.D12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renchgrenadier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3]*[.D12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utureheroon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4]*[.D12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utureheroon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5]*[.D12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utureherotw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6]*[.D12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futureherotwo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7]*[.D12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germaninfant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88]*[.D12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germanmachinegu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89]*[.D12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gilgamesh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90]*[.D12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grenadelaunch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91]*[.D12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grigo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92]*[.D12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alberdi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93]*[.D12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annib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94]*[.D12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auptmanndur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95]*[.D12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eavy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96]*[.D12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ecto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97]*[.D12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enryv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298]*[.D12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ierakl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299]*[.D12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om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00]*[.D13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housecar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01]*[.D13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immort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02]*[.D13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incanwarrio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03]*[.D13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isabella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04]*[.D13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javeli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05]*[.D13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jester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06]*[.D13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knigh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07]*[.D13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lasertroop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08]*[.D13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logma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09]*[.D13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longswor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0]*[.D13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acarthu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1]*[.D13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acema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2]*[.D13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ar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3]*[.D13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oorishcav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14]*[.D13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oorishinfantry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5]*[.D13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orta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6]*[.D13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orta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7]*[.D13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ortarinfantr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8]*[.D13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muskete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19]*[.D13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napcav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20]*[.D13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napoleon_09t.sst</text:p>
          </table:table-cell>
          <table:table-cell office:value-type="string" calcext:value-type="string">
            <text:p>b'\x00'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21]*[.D132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n_napoleonic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22]*[.D13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ottovonbismark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23]*[.D13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artisa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24]*[.D13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att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25]*[.D13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ericl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26]*[.D13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ershin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27]*[.D13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ersiancaval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28]*[.D13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halanx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29]*[.D13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ilum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0]*[.D13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olear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1]*[.D13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op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2]*[.D13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ries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3]*[.D13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ries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4]*[.D13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ries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5]*[.D13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riest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6]*[.D13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riest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7]*[.D13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rophe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8]*[.D13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rophe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39]*[.D13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prophe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40]*[.D13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renncav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41]*[.D13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richar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42]*[.D13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richthof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43]*[.D13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romanlegionnair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44]*[.D13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romme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45]*[.D13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russiansp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46]*[.D13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amurai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47]*[.D13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argo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48]*[.D13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cout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49]*[.D13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harpshoot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50]*[.D13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harpshoot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51]*[.D13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hortswor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52]*[.D13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implebow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53]*[.D13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ling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54]*[.D13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panishcavalr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55]*[.D13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panishpik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56]*[.D13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pearma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57]*[.D13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ting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58]*[.D13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stonethrow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59]*[.D13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tariq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0]*[.D13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troop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1]*[.D13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viking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2]*[.D13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ealthy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3]*[.D13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ealthy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4]*[.D13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ealthy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5]*[.D13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ealthy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6]*[.D13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ealthycitizenattack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7]*[.D13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ealthycitizenattack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8]*[.D13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ealthycitizenatta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69]*[.D13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ellingt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70]*[.D13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_willia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71]*[.D13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 working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72]*[.D13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bevel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73]*[.D13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buttons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74]*[.D13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icon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375]*[.D13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76]*[.D13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flare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377]*[.D137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p_antimatterstorm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78]*[.D13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hac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79]*[.D13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he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80]*[.D13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infern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81]*[.D13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nanoviru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82]*[.D13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pulsebeam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83]*[.D13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selfdestruc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84]*[.D13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shieldbatte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85]*[.D13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telepo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86]*[.D13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_timewar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387]*[.D13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88]*[.D13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89]*[.D13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0]*[.D13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1]*[.D13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2]*[.D13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3]*[.D13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4]*[.D13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5]*[.D13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6]*[.D13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ayer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7]*[.D13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aagunboat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8]*[.D13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agincourt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399]*[.D13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battleship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0]*[.D14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bismar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1]*[.D14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boa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2]*[.D14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arrack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3]*[.D14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arrackfrigat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4]*[.D14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arrackmedium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5]*[.D14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arrier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6]*[.D14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arrier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7]*[.D14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atapul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8]*[.D14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atapul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09]*[.D14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opperfrigat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10]*[.D14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ruis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11]*[.D14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cruis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12]*[.D14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dardocruis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13]*[.D14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decerem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14]*[.D14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deceremefrigat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15]*[.D14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destroy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16]*[.D14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dreadnough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17]*[.D14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reboat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18]*[.D14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reboa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19]*[.D14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reboat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20]*[.D14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reboa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21]*[.D14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reboa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22]*[.D14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reboat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23]*[.D14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reboat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24]*[.D14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sh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25]*[.D14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sh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26]*[.D14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s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27]*[.D14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shingboa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28]*[.D14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shingboat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29]*[.D14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ishingboat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30]*[.D14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frigat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31]*[.D14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galle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32]*[.D14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goldenhind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33]*[.D14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goodhop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34]*[.D14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henri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35]*[.D14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henrifrigat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36]*[.D14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nanodardocruis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37]*[.D14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navalm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438]*[.D14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pentekonta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39]*[.D14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pentekontar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40]*[.D14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septirem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41]*[.D14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sub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42]*[.D14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sub2nuc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43]*[.D14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sub3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44]*[.D14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sub4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45]*[.D14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sub5nuc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46]*[.D14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transpor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47]*[.D14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transport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48]*[.D14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transport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49]*[.D14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transpor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50]*[.D14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transpor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51]*[.D14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transpor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52]*[.D14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trirem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53]*[.D14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victory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54]*[.D14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victoryfrigat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55]*[.D14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_warringt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56]*[.D14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wor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57]*[.D14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hcommandconfirmatio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458]*[.D1458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vemen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59]*[.D14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vemen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60]*[.D14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vemen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61]*[.D14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vement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62]*[.D14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za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63]*[.D14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za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64]*[.D14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za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65]*[.D14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za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66]*[.D14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67]*[.D14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68]*[.D14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69]*[.D14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0]*[.D14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1]*[.D14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2]*[.D14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3]*[.D14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4]*[.D14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5]*[.D14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6]*[.D14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7]*[.D14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defeat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8]*[.D14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79]*[.D14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0]*[.D14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1]*[.D14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2]*[.D14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3]*[.D14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4]*[.D14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5]*[.D14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6]*[.D14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7]*[.D14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8]*[.D14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89]*[.D14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game victory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90]*[.D14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dro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491]*[.D14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_crud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492]*[.D14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93]*[.D14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94]*[.D14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95]*[.D14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496]*[.D14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497]*[.D14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498]*[.D14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499]*[.D14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0]*[.D15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1]*[.D15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2]*[.D15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1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3]*[.D15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1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4]*[.D15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5]*[.D15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6]*[.D15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7]*[.D15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8]*[.D15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09]*[.D15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0]*[.D15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1]*[.D15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2_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2]*[.D15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deser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3]*[.D15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deser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4]*[.D15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deser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5]*[.D15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gras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6]*[.D15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gras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7]*[.D15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_gras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8]*[.D15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19]*[.D15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ysan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0]*[.D15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ysan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1]*[.D15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ysan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2]*[.D15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ysand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3]*[.D15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ybeach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4]*[.D15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ybeach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5]*[.D15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ybeach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6]*[.D15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ybeach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27]*[.D15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ario edito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28]*[.D15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ario_cance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29]*[.D15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ario_histo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0]*[.D15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ario_ma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1]*[.D15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ario_movi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2]*[.D15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3]*[.D15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4]*[.D15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5]*[.D15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6]*[.D15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7]*[.D15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8]*[.D15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39]*[.D15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40]*[.D15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41]*[.D15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42]*[.D15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43]*[.D15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full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44]*[.D15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pa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45]*[.D15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uni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46]*[.D15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t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47]*[.D15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t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48]*[.D15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 button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549]*[.D15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backspla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50]*[.D15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blac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1551]*[.D15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blastwave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52]*[.D15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fiery explosio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53]*[.D15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firebal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54]*[.D15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firetrai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55]*[.D15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firetrail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56]*[.D15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frontspla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57]*[.D15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hoolahoo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58]*[.D15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lavaglow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59]*[.D15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light_glow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560]*[.D15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mpfie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61]*[.D15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mushroomsmok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62]*[.D15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muzzle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63]*[.D15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navalrippl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64]*[.D15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nukebla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65]*[.D15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shockwav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66]*[.D15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smokepuff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67]*[.D15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spla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68]*[.D15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x_volcano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69]*[.D15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70]*[.D15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7v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71]*[.D15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ircraf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72]*[.D15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pollo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73]*[.D15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rcheryrang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74]*[.D15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rcheryrang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75]*[.D15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rcheryrang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76]*[.D15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sianpagoda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77]*[.D15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atomicbomber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78]*[.D15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79]*[.D15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5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80]*[.D15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allista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81]*[.D15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arracks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82]*[.D15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arracks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83]*[.D15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arracks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84]*[.D15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arrack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85]*[.D15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arrack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86]*[.D15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arrack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87]*[.D15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arrack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88]*[.D15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ird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89]*[.D15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lueminare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90]*[.D15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luemosqu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91]*[.D15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omber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92]*[.D15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buckinghampalac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593]*[.D15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c4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94]*[.D15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capital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95]*[.D15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capita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596]*[.D15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catapul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97]*[.D15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chinook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598]*[.D15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circl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599]*[.D15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colosseum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00]*[.D16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deadtre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01]*[.D16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de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02]*[.D16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eiffeltower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03]*[.D16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6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04]*[.D16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8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05]*[.D16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ighter1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06]*[.D16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ighter1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07]*[.D16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ighter2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08]*[.D16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ighter2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09]*[.D16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ortress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10]*[.D16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ortres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11]*[.D16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ortres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12]*[.D16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ortres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13]*[.D16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ortres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14]*[.D16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fortres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15]*[.D16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gencircl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16]*[.D16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gensquar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17]*[.D16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giraff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18]*[.D16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elicopter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19]*[.D16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elitransport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20]*[.D16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ippo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21]*[.D16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rs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22]*[.D16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spital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23]*[.D16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spit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24]*[.D16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spita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25]*[.D16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spital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26]*[.D16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27]*[.D16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28]*[.D16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29]*[.D16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30]*[.D16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31]*[.D16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32]*[.D16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33]*[.D16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34]*[.D16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35]*[.D16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36]*[.D16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37]*[.D16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hous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38]*[.D16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ishtargat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39]*[.D16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librar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40]*[.D16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lighthous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41]*[.D16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lighthou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42]*[.D16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map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43]*[.D16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me1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44]*[.D16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me26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45]*[.D16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mechfactory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46]*[.D16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modernbomb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47]*[.D16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modernfight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48]*[.D16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nuclearba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49]*[.D16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nuclearbas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50]*[.D16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observati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51]*[.D16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orthodoxchurch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52]*[.D16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ostrich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53]*[.D16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p3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54]*[.D16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palm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55]*[.D16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pillbox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56]*[.D16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radardis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57]*[.D16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reap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58]*[.D16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roundtow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59]*[.D16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ettlement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0]*[.D16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ettlemen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661]*[.D16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ettlement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2]*[.D16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ettlemen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3]*[.D16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ettlemen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4]*[.D16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ettlement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5]*[.D16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ettleme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6]*[.D16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ieg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7]*[.D16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ieg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8]*[.D16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ieg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69]*[.D16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ieg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0]*[.D16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ieg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1]*[.D16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iegetow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72]*[.D16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p_castl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3]*[.D16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p_castletow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4]*[.D16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p_castlewal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5]*[.D16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p_castlewalllef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6]*[.D16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p_castlewallrigh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7]*[.D16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pecialtymechfactory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78]*[.D16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pectr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79]*[.D16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pruc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80]*[.D16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qua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681]*[.D16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quaretow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82]*[.D16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tabl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83]*[.D16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tabl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84]*[.D16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tabl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85]*[.D16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stealth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86]*[.D16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ankfacto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87]*[.D16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ankfactory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88]*[.D16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ank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89]*[.D16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empes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90]*[.D16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emple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91]*[.D16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empl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92]*[.D16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empl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93]*[.D16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empl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94]*[.D16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empl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695]*[.D16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hebabylont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96]*[.D16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hetempleofzeu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97]*[.D16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hetempleofzu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698]*[.D16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ig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699]*[.D16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imemachin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00]*[.D17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ow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01]*[.D17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owerbabylo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02]*[.D17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owncent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03]*[.D17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owncent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04]*[.D17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owncente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05]*[.D17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owncent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06]*[.D17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owncent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07]*[.D17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trebuche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708]*[.D17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unitdefault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709]*[.D17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universit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10]*[.D17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universit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11]*[.D17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universit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12]*[.D17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ww1bomb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713]*[.D17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ww1fight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714]*[.D17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_ww2fight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  <table:table-cell table:formula="of:=[.C1715]*[.D17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16]*[.D17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17]*[.D17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18]*[.D17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19]*[.D17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20]*[.D17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21]*[.D17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22]*[.D17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23]*[.D17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24]*[.D17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25]*[.D17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26]*[.D17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27]*[.D17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28]*[.D17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29]*[.D17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30]*[.D17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31]*[.D17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32]*[.D17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33]*[.D17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layer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34]*[.D17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35]*[.D17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36]*[.D17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37]*[.D17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38]*[.D17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dir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39]*[.D17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dir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0]*[.D17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dir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1]*[.D17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dirt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2]*[.D17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flak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743]*[.D17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gras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4]*[.D17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gras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5]*[.D17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gras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6]*[.D17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gras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7]*[.D17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tuft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8]*[.D17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tuft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49]*[.D17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tuft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50]*[.D17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tuft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51]*[.D17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kl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  <table:table-cell table:formula="of:=[.C1752]*[.D17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ash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53]*[.D17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ash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54]*[.D17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ash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55]*[.D17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ash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56]*[.D17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ash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57]*[.D17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ash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58]*[.D17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ash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59]*[.D17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lk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60]*[.D17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1]*[.D17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2]*[.D17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3]*[.D17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4]*[.D17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left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5]*[.D17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left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6]*[.D17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left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7]*[.D17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right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8]*[.D17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right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69]*[.D17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right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70]*[.D17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tileable_middle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71]*[.D17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tileable_middle_01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72]*[.D17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tileable_middle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73]*[.D17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tileable_middle_02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74]*[.D17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tileable_middle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75]*[.D17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bar_tileable_middle_03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776]*[.D17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77]*[.D17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78]*[.D17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79]*[.D17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0]*[.D17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1]*[.D17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2]*[.D17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1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3]*[.D17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1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4]*[.D17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5]*[.D17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6]*[.D17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7]*[.D17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8]*[.D17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89]*[.D17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90]*[.D17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91]*[.D17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road_2_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792]*[.D17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93]*[.D17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94]*[.D17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95]*[.D17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96]*[.D17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rackedmu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97]*[.D17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rackedmu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98]*[.D17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rackedmu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799]*[.D17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rackedmud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00]*[.D18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plate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01]*[.D18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plate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02]*[.D18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plate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03]*[.D18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plate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04]*[.D18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water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05]*[.D18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button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806]*[.D18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_parachut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07]*[.D18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aggressive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08]*[.D18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aggressive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09]*[.D18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border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0]*[.D18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bord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1]*[.D18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defend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2]*[.D18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defend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3]*[.D18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order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4]*[.D18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scout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5]*[.D18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scout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6]*[.D18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stand ground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7]*[.D18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_stand ground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18]*[.D18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control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19]*[.D18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wat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20]*[.D18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wat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21]*[.D18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wat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22]*[.D18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water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23]*[.D18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 facing arrow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24]*[.D18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 improvements_01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825]*[.D182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t improvements_02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826]*[.D182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t upgrades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  <table:table-cell table:formula="of:=[.C1827]*[.D18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areaeffectcircl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  <table:table-cell table:formula="of:=[.C1828]*[.D18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commandconfirmatio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29]*[.D182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itselectio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  <table:table-cell table:formula="of:=[.C1830]*[.D18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knownuni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1]*[.D18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2]*[.D18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3]*[.D18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4]*[.D18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5]*[.D18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6]*[.D18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7]*[.D18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1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8]*[.D18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1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39]*[.D18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0]*[.D18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1]*[.D18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2]*[.D18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3]*[.D18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4]*[.D18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5]*[.D18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6]*[.D18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_ocean_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7]*[.D18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ypoin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8]*[.D18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49]*[.D18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0]*[.D18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1]*[.D18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2]*[.D18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3]*[.D18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4]*[.D18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1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5]*[.D18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1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6]*[.D18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7]*[.D18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8]*[.D18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59]*[.D18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60]*[.D18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61]*[.D18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62]*[.D18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63]*[.D18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2_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64]*[.D18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t_smileyfac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  <table:table-cell table:formula="of:=[.C1865]*[.D1865]" office:value-type="float" office:value="1" calcext:value-type="float">
            <text:p>1</text:p>
          </table:table-cell>
        </table:table-row>
        <table:table-row table:style-name="ro1" table:number-rows-repeated="10467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export.A1:export.I1865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.00.0000</text:date>, <text:time style:data-style-name="N2" text:time-value="21:12:58.3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27T21:22:20.880000000</dc:date>
    <meta:editing-duration>PT2H51M59S</meta:editing-duration>
    <meta:editing-cycles>10</meta:editing-cycles>
    <meta:generator>LibreOffice/6.3.3.2$Windows_X86_64 LibreOffice_project/a64200df03143b798afd1ec74a12ab50359878ed</meta:generator>
    <meta:document-statistic meta:table-count="1" meta:cell-count="16785" meta:object-count="0"/>
  </office:meta>
</office:document-meta>
</file>